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b2b2b2" draw:opacity="0%" draw:textarea-horizontal-align="justify" draw:textarea-vertical-align="middle" draw:auto-grow-height="false" fo:min-height="8.59cm" fo:min-width="6.54cm"/>
    </style:style>
    <style:style style:name="gr2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1" draw:gradient-step-count="200" draw:textarea-horizontal-align="justify" draw:textarea-vertical-align="middle" draw:auto-grow-height="false" fo:min-height="0.156cm" fo:min-width="1.306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4" draw:gradient-step-count="200" draw:opacity="100%" draw:textarea-horizontal-align="justify" draw:textarea-vertical-align="middle" draw:auto-grow-height="false" fo:min-height="0.156cm" fo:min-width="3.306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fffff" draw:marker-start-width="0.227cm" draw:marker-end-width="0.227cm" svg:stroke-opacity="0%" draw:fill="gradient" draw:fill-color="#ffffff" draw:fill-gradient-name="Gradient_20_195" draw:gradient-step-count="200" draw:opacity="100%" draw:opacity-name="Transparency_20_10" draw:textarea-horizontal-align="justify" draw:textarea-vertical-align="middle" draw:auto-grow-height="false" fo:min-height="0.142cm" fo:min-width="0.302cm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svg:stroke-width="0.028cm" svg:stroke-color="#000000" draw:marker-start="Dimension_20_Lines" draw:marker-start-width="0.242cm" draw:marker-end="Dimension_20_Lines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cccccc" draw:marker-start="Dimension_20_Lines" draw:marker-start-width="0.242cm" draw:marker-end="Dimension_20_Lines" draw:marker-end-width="0.2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2" style:family="graphic" style:parent-style-name="objectwithoutfill">
      <style:graphic-properties svg:stroke-width="0.035cm" svg:stroke-color="#ea7500" draw:marker-start-width="0.252cm" draw:marker-end-width="0.252cm" draw:fill="solid" draw:fill-color="#008ef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4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2" draw:gradient-step-count="200" draw:textarea-horizontal-align="justify" draw:textarea-vertical-align="middle" draw:auto-grow-height="false" fo:min-height="0.156cm" fo:min-width="1.306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3" draw:gradient-step-count="200" draw:opacity="100%" draw:textarea-horizontal-align="justify" draw:textarea-vertical-align="middle" draw:auto-grow-height="false" fo:min-height="0.156cm" fo:min-width="3.306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ffffff" draw:marker-start-width="0.227cm" draw:marker-end-width="0.227cm" svg:stroke-opacity="0%" draw:fill="gradient" draw:fill-color="#ffffff" draw:fill-gradient-name="Gradient_20_196" draw:gradient-step-count="200" draw:opacity="100%" draw:opacity-name="Transparency_20_10" draw:textarea-horizontal-align="justify" draw:textarea-vertical-align="middle" draw:auto-grow-height="false" fo:min-height="0.142cm" fo:min-width="0.302cm" fo:padding-top="0.134cm" fo:padding-bottom="0.134cm" fo:padding-left="0.259cm" fo:padding-right="0.259cm"/>
    </style:style>
    <style:style style:name="gr18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7" draw:gradient-step-count="200" draw:textarea-horizontal-align="justify" draw:textarea-vertical-align="middle" draw:auto-grow-height="false" fo:min-height="0.156cm" fo:min-width="1.306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9" draw:gradient-step-count="200" draw:opacity="100%" draw:textarea-horizontal-align="justify" draw:textarea-vertical-align="middle" draw:auto-grow-height="false" fo:min-height="0.156cm" fo:min-width="3.306cm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198" draw:gradient-step-count="200" draw:textarea-horizontal-align="justify" draw:textarea-vertical-align="middle" draw:auto-grow-height="false" fo:min-height="0.156cm" fo:min-width="1.306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200" draw:gradient-step-count="200" draw:opacity="100%" draw:textarea-horizontal-align="justify" draw:textarea-vertical-align="middle" draw:auto-grow-height="false" fo:min-height="0.156cm" fo:min-width="3.306cm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201" draw:gradient-step-count="200" draw:textarea-horizontal-align="justify" draw:textarea-vertical-align="middle" draw:auto-grow-height="false" fo:min-height="0.156cm" fo:min-width="1.306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203" draw:gradient-step-count="200" draw:opacity="100%" draw:textarea-horizontal-align="justify" draw:textarea-vertical-align="middle" draw:auto-grow-height="false" fo:min-height="0.156cm" fo:min-width="3.306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202" draw:gradient-step-count="200" draw:textarea-horizontal-align="justify" draw:textarea-vertical-align="middle" draw:auto-grow-height="false" fo:min-height="0.156cm" fo:min-width="1.306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gradient" draw:fill-color="#ffffff" draw:fill-gradient-name="Gradient_20_204" draw:gradient-step-count="200" draw:opacity="100%" draw:textarea-horizontal-align="justify" draw:textarea-vertical-align="middle" draw:auto-grow-height="false" fo:min-height="0.156cm" fo:min-width="3.306cm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gradient" draw:fill-gradient-name="Gradient_20_205" draw:gradient-step-count="200" draw:textarea-horizontal-align="justify" draw:textarea-vertical-align="middle" draw:auto-grow-height="false" fo:min-height="1.85cm" fo:min-width="0cm" fo:padding-top="0.134cm" fo:padding-bottom="0.134cm" fo:padding-left="0.259cm" fo:padding-right="0.259cm"/>
    </style:style>
    <style:style style:name="gr34" style:family="graphic" style:parent-style-name="standard">
      <style:graphic-properties svg:stroke-width="0.018cm" svg:stroke-color="#000000" draw:marker-start-width="0.227cm" draw:marker-end-width="0.227cm" draw:fill="gradient" draw:fill-gradient-name="Gradient_20_206" draw:gradient-step-count="200" draw:textarea-horizontal-align="justify" draw:textarea-vertical-align="middle" draw:auto-grow-height="false" fo:min-height="1.832cm" fo:min-width="0cm" fo:padding-top="0.134cm" fo:padding-bottom="0.134cm" fo:padding-left="0.259cm" fo:padding-right="0.259cm"/>
    </style:style>
    <style:style style:name="gr35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0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b2b2b2" draw:opacity="0%"/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4" style:family="paragraph">
      <loext:graphic-properties draw:fill="gradient" draw:fill-color="#ffffff" draw:fill-gradient-name="Gradient_20_191" draw:gradient-step-count="200"/>
      <style:paragraph-properties fo:text-align="center"/>
    </style:style>
    <style:style style:name="P5" style:family="paragraph">
      <loext:graphic-properties draw:fill="gradient" draw:fill-color="#ffffff" draw:fill-gradient-name="Gradient_20_194" draw:gradient-step-count="200" draw:opacity="100%"/>
      <style:paragraph-properties fo:text-align="center"/>
    </style:style>
    <style:style style:name="P6" style:family="paragraph">
      <loext:graphic-properties draw:fill="gradient" draw:fill-color="#ffffff" draw:fill-gradient-name="Gradient_20_195" draw:gradient-step-count="200" draw:opacity="100%" draw:opacity-name="Transparency_20_1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loext:graphic-properties draw:fill="none" draw:fill-color="#ffffff"/>
      <style:paragraph-properties style:writing-mode="lr-tb"/>
      <style:text-properties fo:font-size="16pt"/>
    </style:style>
    <style:style style:name="P12" style:family="paragraph">
      <loext:graphic-properties draw:fill="solid" draw:fill-color="#008eff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style:font-size-asian="12pt" style:font-size-complex="12pt"/>
    </style:style>
    <style:style style:name="P14" style:family="paragraph">
      <loext:graphic-properties draw:fill="gradient" draw:fill-color="#ffffff" draw:fill-gradient-name="Gradient_20_192" draw:gradient-step-count="200"/>
      <style:paragraph-properties fo:text-align="center"/>
    </style:style>
    <style:style style:name="P15" style:family="paragraph">
      <loext:graphic-properties draw:fill="gradient" draw:fill-color="#ffffff" draw:fill-gradient-name="Gradient_20_193" draw:gradient-step-count="200" draw:opacity="100%"/>
      <style:paragraph-properties fo:text-align="center"/>
    </style:style>
    <style:style style:name="P16" style:family="paragraph">
      <loext:graphic-properties draw:fill="gradient" draw:fill-color="#ffffff" draw:fill-gradient-name="Gradient_20_196" draw:gradient-step-count="200" draw:opacity="100%" draw:opacity-name="Transparency_20_10"/>
      <style:paragraph-properties fo:text-align="center"/>
    </style:style>
    <style:style style:name="P17" style:family="paragraph">
      <loext:graphic-properties draw:fill="gradient" draw:fill-color="#ffffff" draw:fill-gradient-name="Gradient_20_197" draw:gradient-step-count="200"/>
      <style:paragraph-properties fo:text-align="center"/>
    </style:style>
    <style:style style:name="P18" style:family="paragraph">
      <loext:graphic-properties draw:fill="gradient" draw:fill-color="#ffffff" draw:fill-gradient-name="Gradient_20_199" draw:gradient-step-count="200" draw:opacity="100%"/>
      <style:paragraph-properties fo:text-align="center"/>
    </style:style>
    <style:style style:name="P19" style:family="paragraph">
      <loext:graphic-properties draw:fill="solid"/>
      <style:paragraph-properties fo:text-align="center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22" style:family="paragraph">
      <loext:graphic-properties draw:fill="gradient" draw:fill-color="#ffffff" draw:fill-gradient-name="Gradient_20_198" draw:gradient-step-count="200"/>
      <style:paragraph-properties fo:text-align="center"/>
    </style:style>
    <style:style style:name="P23" style:family="paragraph">
      <loext:graphic-properties draw:fill="gradient" draw:fill-color="#ffffff" draw:fill-gradient-name="Gradient_20_200" draw:gradient-step-count="200" draw:opacity="100%"/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 style:font-size-asian="16pt" style:font-size-complex="16pt"/>
    </style:style>
    <style:style style:name="P26" style:family="paragraph">
      <loext:graphic-properties draw:fill="gradient" draw:fill-color="#ffffff" draw:fill-gradient-name="Gradient_20_201" draw:gradient-step-count="200"/>
      <style:paragraph-properties fo:text-align="center"/>
    </style:style>
    <style:style style:name="P27" style:family="paragraph">
      <loext:graphic-properties draw:fill="gradient" draw:fill-color="#ffffff" draw:fill-gradient-name="Gradient_20_203" draw:gradient-step-count="200" draw:opacity="100%"/>
      <style:paragraph-properties fo:text-align="center"/>
    </style:style>
    <style:style style:name="P28" style:family="paragraph">
      <loext:graphic-properties draw:fill="gradient" draw:fill-color="#ffffff" draw:fill-gradient-name="Gradient_20_202" draw:gradient-step-count="200"/>
      <style:paragraph-properties fo:text-align="center"/>
    </style:style>
    <style:style style:name="P29" style:family="paragraph">
      <loext:graphic-properties draw:fill="gradient" draw:fill-color="#ffffff" draw:fill-gradient-name="Gradient_20_204" draw:gradient-step-count="200" draw:opacity="100%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6pt" style:font-size-asian="18pt" style:font-size-complex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fo:font-style="italic" style:font-size-asian="12pt" style:font-style-asian="italic" style:font-size-complex="12pt" style:font-style-complex="italic"/>
    </style:style>
    <style:style style:name="P34" style:family="paragraph">
      <style:paragraph-properties fo:text-align="center"/>
    </style:style>
    <style:style style:name="P35" style:family="paragraph">
      <loext:graphic-properties draw:fill="gradient" draw:fill-gradient-name="Gradient_20_205" draw:gradient-step-count="200"/>
      <style:paragraph-properties fo:text-align="center"/>
    </style:style>
    <style:style style:name="P36" style:family="paragraph">
      <loext:graphic-properties draw:fill="gradient" draw:fill-gradient-name="Gradient_20_206" draw:gradient-step-count="200"/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="Liberation Sans1" style:font-name-asian="Liberation Sans1" style:font-size-asian="12pt" style:font-name-complex="Liberation Sans1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italic" fo:text-shadow="none" style:text-underline-style="none" fo:font-weight="normal" style:letter-kerning="true" style:font-name-asian="Noto Sans CJK SC1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9.6cm" svg:x="19.7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8cm" svg:height="2.147cm" svg:x="0.9cm" svg:y="9cm">
          <draw:text-box>
            <text:p text:style-name="P2"><text:span text:style-name="T1">Centromere</text:span></text:p>
          </draw:text-box>
        </draw:frame>
        <draw:custom-shape draw:style-name="gr3" draw:text-style-name="P4" draw:layer="layout" svg:width="2cm" svg:height="0.6cm" svg:x="4.601cm" svg:y="6.2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cm" svg:height="0.6cm" svg:x="6.601cm" svg:y="6.2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99cm" svg:height="0.58cm" svg:x="6.61cm" svg:y="6.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4cm" svg:x="6.4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.6cm" svg:y1="8.6cm" svg:x2="7.6cm" svg:y2="8.6cm">
          <text:p/>
        </draw:line>
        <draw:line draw:style-name="gr8" draw:text-style-name="P8" draw:layer="layout" svg:x1="7.6cm" svg:y1="8.6cm" svg:x2="10.6cm" svg:y2="8.6cm">
          <text:p/>
        </draw:line>
        <draw:frame draw:style-name="gr9" draw:text-style-name="P10" draw:layer="layout" svg:width="6cm" svg:height="0.878cm" svg:x="4.6cm" svg:y="7.694cm">
          <draw:text-box>
            <text:p text:style-name="P9">Chromosome (Mb)</text:p>
          </draw:text-box>
        </draw:frame>
        <draw:line draw:style-name="gr10" draw:text-style-name="P8" draw:layer="layout" svg:x1="4.6cm" svg:y1="5.8cm" svg:x2="10.6cm" svg:y2="5.8cm">
          <text:p/>
        </draw:line>
        <draw:line draw:style-name="gr10" draw:text-style-name="P8" draw:layer="layout" svg:x1="4.6cm" svg:y1="5.8cm" svg:x2="4.6cm" svg:y2="3.6cm">
          <text:p/>
        </draw:line>
        <draw:frame draw:style-name="gr11" draw:text-style-name="P11" draw:layer="layout" svg:width="2.6cm" svg:height="1.361cm" draw:transform="rotate (1.5707963267949) translate (3.794cm 6cm)">
          <draw:text-box>
            <text:p text:style-name="P2">CO rate</text:p>
          </draw:text-box>
        </draw:frame>
        <draw:path draw:style-name="gr12" draw:text-style-name="P12" draw:layer="layout" svg:width="1.49cm" svg:height="2.702cm" draw:transform="rotate (-1.50133222256552) translate (7.49649785977088cm 4.11238833603542cm)" svg:viewBox="0 0 1491 2703" svg:d="M0 2703c606-54 1345-608 1491-2703">
          <text:p/>
        </draw:path>
        <draw:path draw:style-name="gr12" draw:text-style-name="P12" draw:layer="layout" svg:width="1.491cm" svg:height="2.695cm" draw:transform="rotate (1.50133222256552) translate (7.607cm 5.601cm)" svg:viewBox="0 0 1492 2696" svg:d="M1492 2696c-606-54-1346-601-1492-2696">
          <text:p/>
        </draw:path>
        <draw:frame draw:style-name="gr13" draw:text-style-name="P13" draw:layer="layout" svg:width="7.6cm" svg:height="1.505cm" svg:x="3.8cm" svg:y="10.3cm">
          <draw:text-box>
            <text:p text:style-name="P9"><text:span text:style-name="T2">½</text:span><text:span text:style-name="T1"> chromosome ~ </text:span><text:span text:style-name="T2">½</text:span><text:span text:style-name="T1"> COs</text:span></text:p>
          </draw:text-box>
        </draw:frame>
        <draw:path draw:style-name="gr14" draw:text-style-name="P8" draw:layer="layout" svg:width="1.176cm" svg:height="2.803cm" draw:transform="rotate (1.37339958839434) translate (4.79999999999929cm 5.29999999999986cm)" svg:viewBox="0 0 1177 2804" svg:d="M0 0c510 0 1196 373 1177 784-20 412-883 687-921 2020">
          <text:p/>
        </draw:path>
        <draw:custom-shape draw:style-name="gr15" draw:text-style-name="P14" draw:layer="layout" svg:width="2cm" svg:height="0.6cm" svg:x="4.6cm" svg:y="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4cm" svg:height="0.6cm" svg:x="6.6cm" svg:y="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0.99cm" svg:height="0.58cm" svg:x="6.609cm" svg:y="7.10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4cm" svg:x="6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1.157cm" svg:height="2.803cm" draw:transform="rotate (-1.37339958839434) translate (10.1728082136388cm 4.16504802983091cm)" svg:viewBox="0 0 1158 2804" svg:d="M1158 0c-509 0-1176 275-1158 686 20 412 864 785 903 2118">
          <text:p/>
        </draw:path>
        <draw:line draw:style-name="gr18" draw:text-style-name="P8" draw:layer="layout" svg:x1="7.6cm" svg:y1="8.4cm" svg:x2="7.6cm" svg:y2="3.6cm">
          <text:p/>
        </draw:line>
        <draw:custom-shape draw:style-name="gr19" draw:text-style-name="P17" draw:layer="layout" svg:width="2cm" svg:height="0.6cm" svg:x="12.607cm" svg:y="6.2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4cm" svg:height="0.6cm" svg:x="14.607cm" svg:y="6.2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4cm" svg:x="14.40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06cm" svg:y1="8.6cm" svg:x2="14.6cm" svg:y2="8.6cm">
          <text:p/>
        </draw:line>
        <draw:line draw:style-name="gr8" draw:text-style-name="P19" draw:layer="layout" svg:x1="14.6cm" svg:y1="8.6cm" svg:x2="18.606cm" svg:y2="8.6cm">
          <text:p/>
        </draw:line>
        <draw:frame draw:style-name="gr9" draw:text-style-name="P21" draw:layer="layout" svg:width="6cm" svg:height="0.878cm" svg:x="12.606cm" svg:y="7.694cm">
          <draw:text-box>
            <text:p text:style-name="P20"><text:span text:style-name="T3">Chromosome</text:span> (Mb)</text:p>
          </draw:text-box>
        </draw:frame>
        <draw:line draw:style-name="gr10" draw:text-style-name="P8" draw:layer="layout" svg:x1="12.606cm" svg:y1="5.8cm" svg:x2="18.606cm" svg:y2="5.8cm">
          <text:p/>
        </draw:line>
        <draw:line draw:style-name="gr10" draw:text-style-name="P8" draw:layer="layout" svg:x1="12.606cm" svg:y1="5.8cm" svg:x2="12.606cm" svg:y2="3.6cm">
          <text:p/>
        </draw:line>
        <draw:path draw:style-name="gr12" draw:text-style-name="P12" draw:layer="layout" svg:width="2.019cm" svg:height="1.65cm" draw:transform="rotate (-1.50133222256552) translate (14.459764233327cm 3.58442465299857cm)" svg:viewBox="0 0 2020 1651" svg:d="M0 1651c606-54 1858-760 2020-1651">
          <text:p/>
        </draw:path>
        <draw:path draw:style-name="gr12" draw:text-style-name="P12" draw:layer="layout" svg:width="0.861cm" svg:height="3.748cm" draw:transform="rotate (1.50133222256552) translate (14.6cm 5.6cm)" svg:viewBox="0 0 862 3749" svg:d="M862 3749c-606-54-716-1654-862-3749">
          <text:p/>
        </draw:path>
        <draw:frame draw:style-name="gr21" draw:text-style-name="P13" draw:layer="layout" svg:width="9.3cm" svg:height="1.505cm" svg:x="10.9cm" svg:y="10cm">
          <draw:text-box>
            <text:p text:style-name="P9"><text:span text:style-name="T1">1/3 chromosome ~ 1CO + 1/3 excess COs</text:span></text:p>
          </draw:text-box>
        </draw:frame>
        <draw:path draw:style-name="gr14" draw:text-style-name="P8" draw:layer="layout" svg:width="1.802cm" svg:height="1.801cm" draw:transform="rotate (1.37339958839434) translate (12.8023705083638cm 5.39927409722412cm)" svg:viewBox="0 0 1803 1802" svg:d="M0 4c510 0 1823-65 1803 347s-1275 765-1647 1451">
          <text:p/>
        </draw:path>
        <draw:custom-shape draw:style-name="gr22" draw:text-style-name="P22" draw:layer="layout" svg:width="2cm" svg:height="0.6cm" svg:x="12.606cm" svg:y="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4cm" svg:height="0.6cm" svg:x="14.606cm" svg:y="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4cm" svg:x="14.40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0.572cm" svg:height="3.77cm" draw:transform="rotate (-1.37339958839434) translate (18.2935632957484cm 4.83881992403966cm)" svg:viewBox="0 0 573 3771" svg:d="M573 0c-510 0-589 398-571 810 20 412 296 1589 20 2961">
          <text:p/>
        </draw:path>
        <draw:line draw:style-name="gr18" draw:text-style-name="P8" draw:layer="layout" svg:x1="14.6cm" svg:y1="8.4cm" svg:x2="14.6cm" svg:y2="3.6cm">
          <text:p/>
        </draw:line>
        <draw:frame draw:style-name="gr24" draw:text-style-name="P25" draw:layer="layout" svg:width="6.1cm" svg:height="0.962cm" svg:x="4.6cm" svg:y="2cm">
          <draw:text-box>
            <text:p text:style-name="P24"><text:span text:style-name="T4">(1) ‘telomere’</text:span></text:p>
          </draw:text-box>
        </draw:frame>
        <draw:frame draw:style-name="gr13" draw:text-style-name="P25" draw:layer="layout" svg:width="9.5cm" svg:height="1.673cm" svg:x="10.7cm" svg:y="2cm">
          <draw:text-box>
            <text:p text:style-name="P24"><text:span text:style-name="T4">(2) ‘telo. + centromere +</text:span></text:p>
            <text:p text:style-name="P24"><text:span text:style-name="T4">1 CO per arm’</text:span></text:p>
          </draw:text-box>
        </draw:frame>
        <draw:custom-shape draw:style-name="gr25" draw:text-style-name="P26" draw:layer="layout" svg:width="2cm" svg:height="0.6cm" svg:x="21.107cm" svg:y="6.2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cm" svg:height="0.6cm" svg:x="23.107cm" svg:y="6.2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4cm" svg:x="22.90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21.106cm" svg:y1="8.6cm" svg:x2="23.1cm" svg:y2="8.6cm">
          <text:p/>
        </draw:line>
        <draw:line draw:style-name="gr8" draw:text-style-name="P8" draw:layer="layout" svg:x1="23.1cm" svg:y1="8.6cm" svg:x2="27.106cm" svg:y2="8.6cm">
          <text:p/>
        </draw:line>
        <draw:frame draw:style-name="gr9" draw:text-style-name="P21" draw:layer="layout" svg:width="6cm" svg:height="0.878cm" svg:x="21.106cm" svg:y="7.694cm">
          <draw:text-box>
            <text:p text:style-name="P20"><text:span text:style-name="T3">Chromosome</text:span> (Mb)</text:p>
          </draw:text-box>
        </draw:frame>
        <draw:line draw:style-name="gr10" draw:text-style-name="P8" draw:layer="layout" svg:x1="21.106cm" svg:y1="5.8cm" svg:x2="27.106cm" svg:y2="5.8cm">
          <text:p/>
        </draw:line>
        <draw:line draw:style-name="gr10" draw:text-style-name="P8" draw:layer="layout" svg:x1="21.106cm" svg:y1="5.8cm" svg:x2="21.106cm" svg:y2="3.6cm">
          <text:p/>
        </draw:line>
        <draw:path draw:style-name="gr12" draw:text-style-name="P12" draw:layer="layout" svg:width="1.421cm" svg:height="1.704cm" draw:transform="rotate (-1.50133222256552) translate (23.0013153654884cm 4.18162920082017cm)" svg:viewBox="0 0 1422 1705" svg:d="M0 1705c1125-322 1253-714 1422-1705">
          <text:p/>
        </draw:path>
        <draw:path draw:style-name="gr12" draw:text-style-name="P12" draw:layer="layout" svg:width="1.573cm" svg:height="3.899cm" draw:transform="rotate (1.50133222256552) translate (23.1cm 5.6cm)" svg:viewBox="0 0 1574 3900" svg:d="M1574 3900c-606-54-1428-1805-1574-3900">
          <text:p/>
        </draw:path>
        <draw:path draw:style-name="gr14" draw:text-style-name="P8" draw:layer="layout" svg:width="1.214cm" svg:height="1.797cm" draw:transform="rotate (1.37339958839434) translate (21.305999999995cm 5.399999999999cm)" svg:viewBox="0 0 1215 1798" svg:d="M0 0c510 0 1234 53 1215 465-20 412-687 647-1059 1333">
          <text:p/>
        </draw:path>
        <draw:custom-shape draw:style-name="gr27" draw:text-style-name="P28" draw:layer="layout" svg:width="2cm" svg:height="0.6cm" svg:x="21.106cm" svg:y="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4cm" svg:height="0.6cm" svg:x="23.106cm" svg:y="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4cm" svg:height="0.4cm" svg:x="22.90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1.276cm" svg:height="3.77cm" draw:transform="rotate (-1.37339958839434) translate (26.6555047172906cm 4.14853126215983cm)" svg:viewBox="0 0 1277 3771" svg:d="M1277 0c-510 0-1296 359-1277 771 20 411 1001 1627 726 3000">
          <text:p/>
        </draw:path>
        <draw:line draw:style-name="gr18" draw:text-style-name="P8" draw:layer="layout" svg:x1="23.1cm" svg:y1="8.4cm" svg:x2="23.1cm" svg:y2="3.6cm">
          <text:p/>
        </draw:line>
        <draw:frame draw:style-name="gr13" draw:text-style-name="P25" draw:layer="layout" svg:width="9.5cm" svg:height="1.673cm" svg:x="18.9cm" svg:y="2cm">
          <draw:text-box>
            <text:p text:style-name="P24"><text:span text:style-name="T4">(3) ‘telo. + centromere +</text:span></text:p>
            <text:p text:style-name="P24"><text:span text:style-name="T4">1 CO per chromosome’</text:span></text:p>
          </draw:text-box>
        </draw:frame>
        <draw:frame draw:style-name="gr29" draw:text-style-name="P31" draw:layer="layout" svg:width="2.1cm" svg:height="1.673cm" svg:x="7.2cm" svg:y="8.627cm">
          <draw:text-box>
            <text:p text:style-name="P30"><text:span text:style-name="T5">½</text:span></text:p>
          </draw:text-box>
        </draw:frame>
        <draw:frame draw:style-name="gr30" draw:text-style-name="P10" draw:layer="layout" svg:width="5.8cm" svg:height="0.878cm" svg:x="4.7cm" svg:y="9.427cm">
          <draw:text-box>
            <text:p text:style-name="P9"><text:span text:style-name="T3">d(</text:span><text:span text:style-name="T6">½</text:span><text:span text:style-name="T3">) = d(1) - d(</text:span><text:span text:style-name="T2">½</text:span>)</text:p>
          </draw:text-box>
        </draw:frame>
        <draw:frame draw:style-name="gr31" draw:text-style-name="P33" draw:layer="layout" svg:width="2.5cm" svg:height="1.199cm" svg:x="14.2cm" svg:y="8.5cm">
          <draw:text-box>
            <text:p text:style-name="P32"><text:span text:style-name="T7">c = 1/3</text:span></text:p>
          </draw:text-box>
        </draw:frame>
        <draw:frame draw:style-name="gr30" draw:text-style-name="P10" draw:layer="layout" svg:width="5.8cm" svg:height="0.878cm" svg:x="12.7cm" svg:y="9.428cm">
          <draw:text-box>
            <text:p text:style-name="P9"><text:span text:style-name="T3">d(</text:span><text:span text:style-name="T6">c</text:span><text:span text:style-name="T3">) = 50 + </text:span><text:span text:style-name="T8">a.</text:span><text:span text:style-name="T8">c</text:span></text:p>
          </draw:text-box>
        </draw:frame>
        <draw:frame draw:style-name="gr21" draw:text-style-name="P13" draw:layer="layout" svg:width="9.3cm" svg:height="0.878cm" svg:x="19cm" svg:y="10.301cm">
          <draw:text-box>
            <text:p text:style-name="P9"><text:span text:style-name="T1">1/3 </text:span><text:span text:style-name="T9">chromosome</text:span><text:span text:style-name="T1"> ~ 1/3 COs</text:span></text:p>
          </draw:text-box>
        </draw:frame>
        <draw:frame draw:style-name="gr31" draw:text-style-name="P33" draw:layer="layout" svg:width="2.5cm" svg:height="1.199cm" svg:x="22.7cm" svg:y="8.501cm">
          <draw:text-box>
            <text:p text:style-name="P32"><text:span text:style-name="T7">c = 1/3</text:span></text:p>
          </draw:text-box>
        </draw:frame>
        <draw:frame draw:style-name="gr30" draw:text-style-name="P10" draw:layer="layout" svg:width="5.8cm" svg:height="0.878cm" svg:x="21cm" svg:y="9.429cm">
          <draw:text-box>
            <text:p text:style-name="P9"><text:span text:style-name="T3">d(</text:span><text:span text:style-name="T6">c</text:span><text:span text:style-name="T3">) = </text:span><text:span text:style-name="T3">50c + </text:span><text:span text:style-name="T8">a</text:span><text:span text:style-name="T3">.</text:span><text:span text:style-name="T8">c</text:span></text:p>
          </draw:text-box>
        </draw:frame>
        <draw:frame draw:style-name="gr32" draw:text-style-name="P34" draw:layer="layout" svg:width="1.999cm" svg:height="0.999cm" svg:x="21.478cm" svg:y="7.1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7" draw:layer="layout" svg:width="0.4cm" svg:height="0.4cm" svg:x="6.4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4cm" svg:height="0.4cm" svg:x="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5" draw:layer="layout" svg:width="0.3cm" svg:height="2.1cm" svg:x="1cm" svg:y="6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3cm" svg:height="2.1cm" svg:x="1.6cm" svg:y="6.7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3.8cm" svg:height="1.505cm" svg:x="0.5cm" svg:y="5.153cm">
          <draw:text-box>
            <text:p text:style-name="P2"><text:span text:style-name="T1">CO rate (cM/Mb)</text:span></text:p>
          </draw:text-box>
        </draw:frame>
        <draw:frame draw:style-name="gr36" draw:text-style-name="P3" draw:layer="layout" svg:width="1.662cm" svg:height="0.878cm" svg:x="1.726cm" svg:y="6.6cm">
          <draw:text-box>
            <text:p text:style-name="P2"><text:span text:style-name="T1">High</text:span></text:p>
          </draw:text-box>
        </draw:frame>
        <draw:frame draw:style-name="gr37" draw:text-style-name="P3" draw:layer="layout" svg:width="1.535cm" svg:height="0.878cm" svg:x="1.726cm" svg:y="8.2cm">
          <draw:text-box>
            <text:p text:style-name="P2"><text:span text:style-name="T1">Low</text:span></text:p>
          </draw:text-box>
        </draw:frame>
        <draw:frame draw:style-name="gr35" draw:text-style-name="P3" draw:layer="layout" svg:width="3.8cm" svg:height="0.878cm" svg:x="0.5cm" svg:y="0.9cm">
          <draw:text-box>
            <text:p text:style-name="P2"><text:span text:style-name="T1">CO pattern</text:span></text:p>
          </draw:text-box>
        </draw:frame>
        <draw:frame draw:style-name="gr38" draw:text-style-name="P3" draw:layer="layout" svg:width="1.916cm" svg:height="0.878cm" svg:x="1.026cm" svg:y="1.647cm">
          <draw:text-box>
            <text:p text:style-name="P2"><text:span text:style-name="T1">Distal</text:span></text:p>
          </draw:text-box>
        </draw:frame>
        <draw:frame draw:style-name="gr39" draw:text-style-name="P3" draw:layer="layout" svg:width="3.074cm" svg:height="1.505cm" svg:x="1.026cm" svg:y="2.2cm">
          <draw:text-box>
            <text:p text:style-name="P2"><text:span text:style-name="T1">Sub-distal</text:span></text:p>
          </draw:text-box>
        </draw:frame>
        <draw:line draw:style-name="gr40" draw:text-style-name="P8" draw:layer="layout" svg:x1="0.6cm" svg:y1="2cm" svg:x2="1.1cm" svg:y2="2cm">
          <text:p/>
        </draw:line>
        <draw:line draw:style-name="gr14" draw:text-style-name="P8" draw:layer="layout" svg:x1="0.6cm" svg:y1="2.6cm" svg:x2="1.1cm" svg:y2="2.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91" draw:display-name="Gradient 191" draw:style="linear" draw:start-color="#ea7500" draw:end-color="#ffb66c" draw:start-intensity="100%" draw:end-intensity="100%" draw:angle="90deg" draw:border="0%"/>
    <draw:gradient draw:name="Gradient_20_192" draw:display-name="Gradient 192" draw:style="radial" draw:cx="60%" draw:cy="50%" draw:start-color="#dee6ef" draw:end-color="#2a6099" draw:start-intensity="100%" draw:end-intensity="100%" draw:border="0%"/>
    <draw:gradient draw:name="Gradient_20_193" draw:display-name="Gradient 193" draw:style="radial" draw:cx="65%" draw:cy="50%" draw:start-color="#ffffff" draw:end-color="#2a6099" draw:start-intensity="100%" draw:end-intensity="100%" draw:border="29%"/>
    <draw:gradient draw:name="Gradient_20_194" draw:display-name="Gradient 194" draw:style="linear" draw:start-color="#ffffff" draw:end-color="#ea7500" draw:start-intensity="100%" draw:end-intensity="100%" draw:angle="90deg" draw:border="28%"/>
    <draw:gradient draw:name="Gradient_20_195" draw:display-name="Gradient 195" draw:style="linear" draw:start-color="#ff860d" draw:end-color="#ffffff" draw:start-intensity="100%" draw:end-intensity="100%" draw:angle="90deg" draw:border="0%"/>
    <draw:gradient draw:name="Gradient_20_196" draw:display-name="Gradient 196" draw:style="linear" draw:start-color="#3465a4" draw:end-color="#feffff" draw:start-intensity="100%" draw:end-intensity="100%" draw:angle="90deg" draw:border="0%"/>
    <draw:gradient draw:name="Gradient_20_197" draw:display-name="Gradient 197" draw:style="linear" draw:start-color="#b85c00" draw:end-color="#ffffff" draw:start-intensity="100%" draw:end-intensity="100%" draw:angle="90deg" draw:border="55%"/>
    <draw:gradient draw:name="Gradient_20_198" draw:display-name="Gradient 198" draw:style="radial" draw:cx="50%" draw:cy="50%" draw:start-color="#b4c7dc" draw:end-color="#293869" draw:start-intensity="100%" draw:end-intensity="100%" draw:border="0%"/>
    <draw:gradient draw:name="Gradient_20_199" draw:display-name="Gradient 199" draw:style="linear" draw:start-color="#ffffff" draw:end-color="#ffb66c" draw:start-intensity="100%" draw:end-intensity="100%" draw:angle="90deg" draw:border="0%"/>
    <draw:gradient draw:name="Gradient_20_200" draw:display-name="Gradient 200" draw:style="radial" draw:cx="65%" draw:cy="50%" draw:start-color="#ffffff" draw:end-color="#729fcf" draw:start-intensity="100%" draw:end-intensity="100%" draw:border="0%"/>
    <draw:gradient draw:name="Gradient_20_201" draw:display-name="Gradient 201" draw:style="linear" draw:start-color="#ea7500" draw:end-color="#ffffff" draw:start-intensity="100%" draw:end-intensity="100%" draw:angle="90deg" draw:border="0%"/>
    <draw:gradient draw:name="Gradient_20_202" draw:display-name="Gradient 202" draw:style="radial" draw:cx="50%" draw:cy="50%" draw:start-color="#ffffff" draw:end-color="#2a6099" draw:start-intensity="100%" draw:end-intensity="100%" draw:border="0%"/>
    <draw:gradient draw:name="Gradient_20_203" draw:display-name="Gradient 203" draw:style="linear" draw:start-color="#ffffff" draw:end-color="#ea7500" draw:start-intensity="100%" draw:end-intensity="100%" draw:angle="90deg" draw:border="0%"/>
    <draw:gradient draw:name="Gradient_20_204" draw:display-name="Gradient 204" draw:style="radial" draw:cx="65%" draw:cy="50%" draw:start-color="#ffffff" draw:end-color="#3465a4" draw:start-intensity="100%" draw:end-intensity="100%" draw:border="0%"/>
    <draw:gradient draw:name="Gradient_20_205" draw:display-name="Gradient 205" draw:style="linear" draw:start-color="#ea7500" draw:end-color="#ffffff" draw:start-intensity="100%" draw:end-intensity="100%" draw:angle="0deg" draw:border="0%"/>
    <draw:gradient draw:name="Gradient_20_206" draw:display-name="Gradient 206" draw:style="linear" draw:start-color="#2a6099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0" draw:display-name="Transparency 10" draw:style="linear" draw:start="100%" draw:end="0%" draw:angle="9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22T09:24:15.069403854</meta:creation-date>
    <dc:date>2022-06-17T16:41:44.532346935</dc:date>
    <meta:editing-duration>PT3H13M52S</meta:editing-duration>
    <meta:editing-cycles>43</meta:editing-cycles>
    <meta:generator>LibreOffice/7.3.3.2$MacOSX_X86_64 LibreOffice_project/d1d0ea68f081ee2800a922cac8f79445e4603348</meta:generator>
    <meta:document-statistic meta:object-count="78"/>
  </office:meta>
</office:document-meta>
</file>

<file path=Object 1/content.xml><?xml version="1.0" encoding="utf-8"?>
<math xmlns="http://www.w3.org/1998/Math/MathML" display="block"/>
</file>